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4.471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0.961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5.45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iantTotals" table:style-name="ta1">
        <table:shapes>
          <draw:frame draw:z-index="0" draw:style-name="gr1" draw:text-style-name="P1" svg:width="22.879cm" svg:height="33.414cm" svg:x="20.299cm" svg:y="4.245cm">
            <draw:object draw:notify-on-update-of-ranges="VariantTotals.A4:VariantTotals.A4 VariantTotals.A5:VariantTotals.A40 VariantTotals.C4:VariantTotals.C4 VariantTotals.C5:VariantTotals.C40 VariantTotals.E4:VariantTotals.E4 VariantTotals.E5:VariantTotals.E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Excluded</text:p>
          </table:table-cell>
          <table:table-cell office:value-type="string" calcext:value-type="string">
            <text:p>Libs</text:p>
          </table:table-cell>
          <table:table-cell table:number-columns-repeated="2" table:style-name="Default" office:value-type="string" calcext:value-type="string">
            <text:p>Общее число вариантов</text:p>
          </table:table-cell>
          <table:table-cell table:style-name="Default" office:value-type="string" calcext:value-type="string">
            <text:p>Доля от всех вариантов,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aszak et al.</text:p>
          </table:table-cell>
          <table:table-cell office:value-type="float" office:value="7" calcext:value-type="float">
            <text:p>7</text:p>
          </table:table-cell>
          <table:table-cell office:value-type="float" office:value="5454656" calcext:value-type="float">
            <text:p>5 454 656</text:p>
          </table:table-cell>
          <table:table-cell office:value-type="float" office:value="663581" calcext:value-type="float">
            <text:p>663 581</text:p>
          </table:table-cell>
          <table:table-cell office:value-type="float" office:value="12.17" calcext:value-type="float">
            <text:p>12,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aghzal et al.</text:p>
          </table:table-cell>
          <table:table-cell office:value-type="float" office:value="7" calcext:value-type="float">
            <text:p>7</text:p>
          </table:table-cell>
          <table:table-cell office:value-type="float" office:value="5469121" calcext:value-type="float">
            <text:p>5 469 121</text:p>
          </table:table-cell>
          <table:table-cell office:value-type="float" office:value="109343" calcext:value-type="float">
            <text:p>109 343</text:p>
          </table:table-cell>
          <table:table-cell office:value-type="float" office:value="2" calcext:value-type="float">
            <text:p>2,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ng et al.</text:p>
          </table:table-cell>
          <table:table-cell office:value-type="float" office:value="7" calcext:value-type="float">
            <text:p>7</text:p>
          </table:table-cell>
          <table:table-cell office:value-type="float" office:value="5458908" calcext:value-type="float">
            <text:p>5 458 908</text:p>
          </table:table-cell>
          <table:table-cell office:value-type="float" office:value="92274" calcext:value-type="float">
            <text:p>92 274</text:p>
          </table:table-cell>
          <table:table-cell office:value-type="float" office:value="1.69" calcext:value-type="float">
            <text:p>1,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y et al.</text:p>
          </table:table-cell>
          <table:table-cell office:value-type="float" office:value="7" calcext:value-type="float">
            <text:p>7</text:p>
          </table:table-cell>
          <table:table-cell office:value-type="float" office:value="5406862" calcext:value-type="float">
            <text:p>5 406 862</text:p>
          </table:table-cell>
          <table:table-cell office:value-type="float" office:value="89060" calcext:value-type="float">
            <text:p>89 060</text:p>
          </table:table-cell>
          <table:table-cell office:value-type="float" office:value="1.65" calcext:value-type="float">
            <text:p>1,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uin et al.</text:p>
          </table:table-cell>
          <table:table-cell office:value-type="float" office:value="7" calcext:value-type="float">
            <text:p>7</text:p>
          </table:table-cell>
          <table:table-cell office:value-type="float" office:value="5428808" calcext:value-type="float">
            <text:p>5 428 808</text:p>
          </table:table-cell>
          <table:table-cell office:value-type="float" office:value="80396" calcext:value-type="float">
            <text:p>80 396</text:p>
          </table:table-cell>
          <table:table-cell office:value-type="float" office:value="1.48" calcext:value-type="float">
            <text:p>1,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o et al.</text:p>
          </table:table-cell>
          <table:table-cell office:value-type="float" office:value="7" calcext:value-type="float">
            <text:p>7</text:p>
          </table:table-cell>
          <table:table-cell office:value-type="float" office:value="5175978" calcext:value-type="float">
            <text:p>5 175 978</text:p>
          </table:table-cell>
          <table:table-cell office:value-type="float" office:value="75392" calcext:value-type="float">
            <text:p>75 392</text:p>
          </table:table-cell>
          <table:table-cell office:value-type="float" office:value="1.46" calcext:value-type="float">
            <text:p>1,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u et al.</text:p>
          </table:table-cell>
          <table:table-cell office:value-type="float" office:value="7" calcext:value-type="float">
            <text:p>7</text:p>
          </table:table-cell>
          <table:table-cell office:value-type="float" office:value="5330035" calcext:value-type="float">
            <text:p>5 330 035</text:p>
          </table:table-cell>
          <table:table-cell office:value-type="float" office:value="75369" calcext:value-type="float">
            <text:p>75 369</text:p>
          </table:table-cell>
          <table:table-cell office:value-type="float" office:value="1.41" calcext:value-type="float">
            <text:p>1,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on et al.</text:p>
          </table:table-cell>
          <table:table-cell office:value-type="float" office:value="7" calcext:value-type="float">
            <text:p>7</text:p>
          </table:table-cell>
          <table:table-cell office:value-type="float" office:value="5169302" calcext:value-type="float">
            <text:p>5 169 302</text:p>
          </table:table-cell>
          <table:table-cell office:value-type="float" office:value="75366" calcext:value-type="float">
            <text:p>75 366</text:p>
          </table:table-cell>
          <table:table-cell office:value-type="float" office:value="1.46" calcext:value-type="float">
            <text:p>1,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aszak et al., Belaghzal et al.</text:p>
          </table:table-cell>
          <table:table-cell office:value-type="float" office:value="6" calcext:value-type="float">
            <text:p>6</text:p>
          </table:table-cell>
          <table:table-cell office:value-type="float" office:value="5427111" calcext:value-type="float">
            <text:p>5 427 111</text:p>
          </table:table-cell>
          <table:table-cell office:value-type="float" office:value="1091331" calcext:value-type="float">
            <text:p>1 091 331</text:p>
          </table:table-cell>
          <table:table-cell office:value-type="float" office:value="20.11" calcext:value-type="float">
            <text:p>20,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aszak et al., Wang et al.</text:p>
          </table:table-cell>
          <table:table-cell office:value-type="float" office:value="6" calcext:value-type="float">
            <text:p>6</text:p>
          </table:table-cell>
          <table:table-cell office:value-type="float" office:value="5416846" calcext:value-type="float">
            <text:p>5 416 846</text:p>
          </table:table-cell>
          <table:table-cell office:value-type="float" office:value="819327" calcext:value-type="float">
            <text:p>819 327</text:p>
          </table:table-cell>
          <table:table-cell office:value-type="float" office:value="15.13" calcext:value-type="float">
            <text:p>15,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aszak et al., Ray et al.</text:p>
          </table:table-cell>
          <table:table-cell office:value-type="float" office:value="6" calcext:value-type="float">
            <text:p>6</text:p>
          </table:table-cell>
          <table:table-cell office:value-type="float" office:value="5364905" calcext:value-type="float">
            <text:p>5 364 905</text:p>
          </table:table-cell>
          <table:table-cell office:value-type="float" office:value="779558" calcext:value-type="float">
            <text:p>779 558</text:p>
          </table:table-cell>
          <table:table-cell office:value-type="float" office:value="14.53" calcext:value-type="float">
            <text:p>14,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aszak et al., Moquin et al.</text:p>
          </table:table-cell>
          <table:table-cell office:value-type="float" office:value="6" calcext:value-type="float">
            <text:p>6</text:p>
          </table:table-cell>
          <table:table-cell office:value-type="float" office:value="5386638" calcext:value-type="float">
            <text:p>5 386 638</text:p>
          </table:table-cell>
          <table:table-cell office:value-type="float" office:value="715656" calcext:value-type="float">
            <text:p>715 656</text:p>
          </table:table-cell>
          <table:table-cell office:value-type="float" office:value="13.29" calcext:value-type="float">
            <text:p>13,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aszak et al., Dixon et al.</text:p>
          </table:table-cell>
          <table:table-cell office:value-type="float" office:value="6" calcext:value-type="float">
            <text:p>6</text:p>
          </table:table-cell>
          <table:table-cell office:value-type="float" office:value="5121372" calcext:value-type="float">
            <text:p>5 121 372</text:p>
          </table:table-cell>
          <table:table-cell office:value-type="float" office:value="663978" calcext:value-type="float">
            <text:p>663 978</text:p>
          </table:table-cell>
          <table:table-cell office:value-type="float" office:value="12.96" calcext:value-type="float">
            <text:p>12,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aszak et al., Rao et al.</text:p>
          </table:table-cell>
          <table:table-cell office:value-type="float" office:value="6" calcext:value-type="float">
            <text:p>6</text:p>
          </table:table-cell>
          <table:table-cell office:value-type="float" office:value="5132705" calcext:value-type="float">
            <text:p>5 132 705</text:p>
          </table:table-cell>
          <table:table-cell office:value-type="float" office:value="663895" calcext:value-type="float">
            <text:p>663 895</text:p>
          </table:table-cell>
          <table:table-cell office:value-type="float" office:value="12.93" calcext:value-type="float">
            <text:p>12,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aszak et al., Zhou et al.</text:p>
          </table:table-cell>
          <table:table-cell office:value-type="float" office:value="6" calcext:value-type="float">
            <text:p>6</text:p>
          </table:table-cell>
          <table:table-cell office:value-type="float" office:value="5285240" calcext:value-type="float">
            <text:p>5 285 240</text:p>
          </table:table-cell>
          <table:table-cell office:value-type="float" office:value="663774" calcext:value-type="float">
            <text:p>663 774</text:p>
          </table:table-cell>
          <table:table-cell office:value-type="float" office:value="12.56" calcext:value-type="float">
            <text:p>12,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aghzal et al., Ray et al.</text:p>
          </table:table-cell>
          <table:table-cell office:value-type="float" office:value="6" calcext:value-type="float">
            <text:p>6</text:p>
          </table:table-cell>
          <table:table-cell office:value-type="float" office:value="5379232" calcext:value-type="float">
            <text:p>5 379 232</text:p>
          </table:table-cell>
          <table:table-cell office:value-type="float" office:value="146360" calcext:value-type="float">
            <text:p>146 360</text:p>
          </table:table-cell>
          <table:table-cell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aghzal et al., Wang et al.</text:p>
          </table:table-cell>
          <table:table-cell office:value-type="float" office:value="6" calcext:value-type="float">
            <text:p>6</text:p>
          </table:table-cell>
          <table:table-cell office:value-type="float" office:value="5431270" calcext:value-type="float">
            <text:p>5 431 270</text:p>
          </table:table-cell>
          <table:table-cell office:value-type="float" office:value="139329" calcext:value-type="float">
            <text:p>139 329</text:p>
          </table:table-cell>
          <table:table-cell office:value-type="float" office:value="2.57" calcext:value-type="float">
            <text:p>2,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y et al., Wang et al.</text:p>
          </table:table-cell>
          <table:table-cell office:value-type="float" office:value="6" calcext:value-type="float">
            <text:p>6</text:p>
          </table:table-cell>
          <table:table-cell office:value-type="float" office:value="5368197" calcext:value-type="float">
            <text:p>5 368 197</text:p>
          </table:table-cell>
          <table:table-cell office:value-type="float" office:value="122219" calcext:value-type="float">
            <text:p>122 219</text:p>
          </table:table-cell>
          <table:table-cell office:value-type="float" office:value="2.28" calcext:value-type="float">
            <text:p>2,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aghzal et al., Moquin et al.</text:p>
          </table:table-cell>
          <table:table-cell office:value-type="float" office:value="6" calcext:value-type="float">
            <text:p>6</text:p>
          </table:table-cell>
          <table:table-cell office:value-type="float" office:value="5400717" calcext:value-type="float">
            <text:p>5 400 717</text:p>
          </table:table-cell>
          <table:table-cell office:value-type="float" office:value="120617" calcext:value-type="float">
            <text:p>120 617</text:p>
          </table:table-cell>
          <table:table-cell office:value-type="float" office:value="2.23" calcext:value-type="float">
            <text:p>2,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aghzal et al., Rao et al.</text:p>
          </table:table-cell>
          <table:table-cell office:value-type="float" office:value="6" calcext:value-type="float">
            <text:p>6</text:p>
          </table:table-cell>
          <table:table-cell office:value-type="float" office:value="5146155" calcext:value-type="float">
            <text:p>5 146 155</text:p>
          </table:table-cell>
          <table:table-cell office:value-type="float" office:value="109486" calcext:value-type="float">
            <text:p>109 486</text:p>
          </table:table-cell>
          <table:table-cell office:value-type="float" office:value="2.13" calcext:value-type="float">
            <text:p>2,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aghzal et al., Dixon et al.</text:p>
          </table:table-cell>
          <table:table-cell office:value-type="float" office:value="6" calcext:value-type="float">
            <text:p>6</text:p>
          </table:table-cell>
          <table:table-cell office:value-type="float" office:value="5139650" calcext:value-type="float">
            <text:p>5 139 650</text:p>
          </table:table-cell>
          <table:table-cell office:value-type="float" office:value="109450" calcext:value-type="float">
            <text:p>109 450</text:p>
          </table:table-cell>
          <table:table-cell office:value-type="float" office:value="2.13" calcext:value-type="float">
            <text:p>2,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aghzal et al., Zhou et al.</text:p>
          </table:table-cell>
          <table:table-cell office:value-type="float" office:value="6" calcext:value-type="float">
            <text:p>6</text:p>
          </table:table-cell>
          <table:table-cell office:value-type="float" office:value="5301223" calcext:value-type="float">
            <text:p>5 301 223</text:p>
          </table:table-cell>
          <table:table-cell office:value-type="float" office:value="109421" calcext:value-type="float">
            <text:p>109 421</text:p>
          </table:table-cell>
          <table:table-cell office:value-type="float" office:value="2.06" calcext:value-type="float">
            <text:p>2,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uin et al., Wang et al.</text:p>
          </table:table-cell>
          <table:table-cell office:value-type="float" office:value="6" calcext:value-type="float">
            <text:p>6</text:p>
          </table:table-cell>
          <table:table-cell office:value-type="float" office:value="5389432" calcext:value-type="float">
            <text:p>5 389 432</text:p>
          </table:table-cell>
          <table:table-cell office:value-type="float" office:value="100800" calcext:value-type="float">
            <text:p>100 800</text:p>
          </table:table-cell>
          <table:table-cell office:value-type="float" office:value="1.87" calcext:value-type="float">
            <text:p>1,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uin et al., Ray et al.</text:p>
          </table:table-cell>
          <table:table-cell office:value-type="float" office:value="6" calcext:value-type="float">
            <text:p>6</text:p>
          </table:table-cell>
          <table:table-cell office:value-type="float" office:value="5337137" calcext:value-type="float">
            <text:p>5 337 137</text:p>
          </table:table-cell>
          <table:table-cell office:value-type="float" office:value="97924" calcext:value-type="float">
            <text:p>97 924</text:p>
          </table:table-cell>
          <table:table-cell office:value-type="float" office:value="1.83" calcext:value-type="float">
            <text:p>1,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ng et al., Zhou et al.</text:p>
          </table:table-cell>
          <table:table-cell office:value-type="float" office:value="6" calcext:value-type="float">
            <text:p>6</text:p>
          </table:table-cell>
          <table:table-cell office:value-type="float" office:value="5288274" calcext:value-type="float">
            <text:p>5 288 274</text:p>
          </table:table-cell>
          <table:table-cell office:value-type="float" office:value="92464" calcext:value-type="float">
            <text:p>92 464</text:p>
          </table:table-cell>
          <table:table-cell office:value-type="float" office:value="1.75" calcext:value-type="float">
            <text:p>1,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o et al., Wang et al.</text:p>
          </table:table-cell>
          <table:table-cell office:value-type="float" office:value="6" calcext:value-type="float">
            <text:p>6</text:p>
          </table:table-cell>
          <table:table-cell office:value-type="float" office:value="5137218" calcext:value-type="float">
            <text:p>5 137 218</text:p>
          </table:table-cell>
          <table:table-cell office:value-type="float" office:value="92370" calcext:value-type="float">
            <text:p>92 370</text:p>
          </table:table-cell>
          <table:table-cell office:value-type="float" office:value="1.8" calcext:value-type="float">
            <text:p>1,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on et al., Wang et al.</text:p>
          </table:table-cell>
          <table:table-cell office:value-type="float" office:value="6" calcext:value-type="float">
            <text:p>6</text:p>
          </table:table-cell>
          <table:table-cell office:value-type="float" office:value="5130166" calcext:value-type="float">
            <text:p>5 130 166</text:p>
          </table:table-cell>
          <table:table-cell office:value-type="float" office:value="92364" calcext:value-type="float">
            <text:p>92 364</text:p>
          </table:table-cell>
          <table:table-cell office:value-type="float" office:value="1.8" calcext:value-type="float">
            <text:p>1,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o et al., Ray et al.</text:p>
          </table:table-cell>
          <table:table-cell office:value-type="float" office:value="6" calcext:value-type="float">
            <text:p>6</text:p>
          </table:table-cell>
          <table:table-cell office:value-type="float" office:value="5082486" calcext:value-type="float">
            <text:p>5 082 486</text:p>
          </table:table-cell>
          <table:table-cell office:value-type="float" office:value="89231" calcext:value-type="float">
            <text:p>89 231</text:p>
          </table:table-cell>
          <table:table-cell office:value-type="float" office:value="1.76" calcext:value-type="float">
            <text:p>1,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on et al., Ray et al.</text:p>
          </table:table-cell>
          <table:table-cell office:value-type="float" office:value="6" calcext:value-type="float">
            <text:p>6</text:p>
          </table:table-cell>
          <table:table-cell office:value-type="float" office:value="5078153" calcext:value-type="float">
            <text:p>5 078 153</text:p>
          </table:table-cell>
          <table:table-cell office:value-type="float" office:value="89134" calcext:value-type="float">
            <text:p>89 134</text:p>
          </table:table-cell>
          <table:table-cell office:value-type="float" office:value="1.76" calcext:value-type="float">
            <text:p>1,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y et al., Zhou et al.</text:p>
          </table:table-cell>
          <table:table-cell office:value-type="float" office:value="6" calcext:value-type="float">
            <text:p>6</text:p>
          </table:table-cell>
          <table:table-cell office:value-type="float" office:value="5239329" calcext:value-type="float">
            <text:p>5 239 329</text:p>
          </table:table-cell>
          <table:table-cell office:value-type="float" office:value="89121" calcext:value-type="float">
            <text:p>89 121</text:p>
          </table:table-cell>
          <table:table-cell office:value-type="float" office:value="1.7" calcext:value-type="float">
            <text:p>1,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uin et al., Rao et al.</text:p>
          </table:table-cell>
          <table:table-cell office:value-type="float" office:value="6" calcext:value-type="float">
            <text:p>6</text:p>
          </table:table-cell>
          <table:table-cell office:value-type="float" office:value="5100875" calcext:value-type="float">
            <text:p>5 100 875</text:p>
          </table:table-cell>
          <table:table-cell office:value-type="float" office:value="80466" calcext:value-type="float">
            <text:p>80 466</text:p>
          </table:table-cell>
          <table:table-cell office:value-type="float" office:value="1.58" calcext:value-type="float">
            <text:p>1,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uin et al., Zhou et al.</text:p>
          </table:table-cell>
          <table:table-cell office:value-type="float" office:value="6" calcext:value-type="float">
            <text:p>6</text:p>
          </table:table-cell>
          <table:table-cell office:value-type="float" office:value="5258789" calcext:value-type="float">
            <text:p>5 258 789</text:p>
          </table:table-cell>
          <table:table-cell office:value-type="float" office:value="80450" calcext:value-type="float">
            <text:p>80 450</text:p>
          </table:table-cell>
          <table:table-cell office:value-type="float" office:value="1.53" calcext:value-type="float">
            <text:p>1,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on et al., Moquin et al.</text:p>
          </table:table-cell>
          <table:table-cell office:value-type="float" office:value="6" calcext:value-type="float">
            <text:p>6</text:p>
          </table:table-cell>
          <table:table-cell office:value-type="float" office:value="5097863" calcext:value-type="float">
            <text:p>5 097 863</text:p>
          </table:table-cell>
          <table:table-cell office:value-type="float" office:value="80439" calcext:value-type="float">
            <text:p>80 439</text:p>
          </table:table-cell>
          <table:table-cell office:value-type="float" office:value="1.58" calcext:value-type="float">
            <text:p>1,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on et al., Rao et al.</text:p>
          </table:table-cell>
          <table:table-cell office:value-type="float" office:value="6" calcext:value-type="float">
            <text:p>6</text:p>
          </table:table-cell>
          <table:table-cell office:value-type="float" office:value="4752066" calcext:value-type="float">
            <text:p>4 752 066</text:p>
          </table:table-cell>
          <table:table-cell office:value-type="float" office:value="75444" calcext:value-type="float">
            <text:p>75 444</text:p>
          </table:table-cell>
          <table:table-cell office:value-type="float" office:value="1.59" calcext:value-type="float">
            <text:p>1,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o et al., Zhou et al.</text:p>
          </table:table-cell>
          <table:table-cell office:value-type="float" office:value="6" calcext:value-type="float">
            <text:p>6</text:p>
          </table:table-cell>
          <table:table-cell office:value-type="float" office:value="4978789" calcext:value-type="float">
            <text:p>4 978 789</text:p>
          </table:table-cell>
          <table:table-cell office:value-type="float" office:value="75441" calcext:value-type="float">
            <text:p>75 441</text:p>
          </table:table-cell>
          <table:table-cell office:value-type="float" office:value="1.52" calcext:value-type="float">
            <text:p>1,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on et al., Zhou et al.</text:p>
          </table:table-cell>
          <table:table-cell office:value-type="float" office:value="6" calcext:value-type="float">
            <text:p>6</text:p>
          </table:table-cell>
          <table:table-cell office:value-type="float" office:value="4700722" calcext:value-type="float">
            <text:p>4 700 722</text:p>
          </table:table-cell>
          <table:table-cell office:value-type="float" office:value="75411" calcext:value-type="float">
            <text:p>75 411</text:p>
          </table:table-cell>
          <table:table-cell office:value-type="float" office:value="1.6" calcext:value-type="float">
            <text:p>1,6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VariantTotals.A1:VariantTotals.E37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2T17:41:58.421237257</dc:date>
    <meta:editing-duration>PT1H26M41S</meta:editing-duration>
    <meta:editing-cycles>8</meta:editing-cycles>
    <meta:generator>LibreOffice/6.4.6.2$Linux_X86_64 LibreOffice_project/40$Build-2</meta:generator>
    <meta:document-statistic meta:table-count="1" meta:cell-count="185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vertical="true"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 style:data-style-name="N1">
      <style:chart-properties chart:display-label="true" chart:logarithmic="false" chart:minimum="0" chart:origin="0" chart:reverse-direction="false" text:line-break="false" loext:try-staggering-first="false" chart:label-arrangement="side-by-sid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0"/>
      <style:text-properties fo:font-size="12pt" style:font-size-asian="9pt" style:font-size-complex="9pt"/>
    </style:style>
    <style:style style:name="ch11" style:family="chart" style:data-style-name="N3">
      <style:chart-properties chart:link-data-style-to-source="true"/>
      <style:graphic-properties draw:stroke="none" draw:fill-color="#9bb0a5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2">
      <style:chart-properties chart:link-data-style-to-source="true"/>
      <style:graphic-properties draw:stroke="none" draw:fill-color="#5c7f65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8cm" svg:height="33.415cm" xlink:href=".." xlink:type="simple" chart:class="chart:bar" chart:style-name="ch1">
        <chart:legend chart:legend-position="bottom" svg:x="5.685cm" svg:y="32.754cm" style:legend-expansion="wide" chart:style-name="ch2"/>
        <chart:plot-area chart:style-name="ch3" table:cell-range-address="VariantTotals.A4:VariantTotals.A40 VariantTotals.C4:VariantTotals.C40 VariantTotals.E4:VariantTotals.E40" chart:data-source-has-labels="both" svg:x="1.621cm" svg:y="2.05cm" svg:width="20.802cm" svg:height="28.718cm">
          <chartooo:coordinate-region svg:x="7.941cm" svg:y="2.76cm" svg:width="13.638cm" svg:height="27.3cm"/>
          <chart:axis chart:dimension="x" chart:name="primary-x" chart:style-name="ch4" chartooo:axis-type="auto">
            <chartooo:date-scale/>
            <chart:title svg:x="0.451cm" svg:y="18.785cm" chart:style-name="ch5">
              <text:p>Исключённые образцы</text:p>
            </chart:title>
            <chart:categories table:cell-range-address="VariantTotals.A5:VariantTotals.A40"/>
          </chart:axis>
          <chart:axis chart:dimension="y" chart:name="primary-y" chart:style-name="ch6">
            <chart:title svg:x="9.259cm" svg:y="31.437cm" chart:style-name="ch7">
              <text:p>Доля от всех вариантов, %</text:p>
            </chart:title>
            <chart:grid chart:style-name="ch8" chart:class="major"/>
          </chart:axis>
          <chart:axis chart:dimension="y" chart:name="secondary-y" chart:style-name="ch9">
            <chart:title svg:x="9.514cm" svg:y="0.67cm" chart:style-name="ch10">
              <text:p>Общее число вариантов</text:p>
            </chart:title>
          </chart:axis>
          <chart:series chart:attached-axis="primary-y" chart:style-name="ch11" chart:values-cell-range-address="VariantTotals.C5:VariantTotals.C40" chart:label-cell-address="VariantTotals.C4:VariantTotals.C4" chart:class="chart:bar">
            <chart:data-point chart:repeated="2"/>
            <chart:data-point chart:style-name="ch12"/>
            <chart:data-point chart:repeated="33"/>
          </chart:series>
          <chart:series chart:attached-axis="secondary-y" chart:style-name="ch13" chart:values-cell-range-address="VariantTotals.E5:VariantTotals.E40" chart:label-cell-address="VariantTotals.E4:VariantTotals.E4" chart:class="chart:bar">
            <chart:data-point chart:repeated="11"/>
            <chart:data-point chart:style-name="ch12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щее число вариантов</text:p>
                <draw:g>
                  <svg:desc>VariantTotals.C4:VariantTotals.C4</svg:desc>
                </draw:g>
              </table:table-cell>
              <table:table-cell office:value-type="string">
                <text:p>Доля от всех вариантов, %</text:p>
                <draw:g>
                  <svg:desc>VariantTotals.E4:VariantTotal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naszak et al.</text:p>
                <draw:g>
                  <svg:desc>VariantTotals.A5:VariantTotals.A40</svg:desc>
                </draw:g>
              </table:table-cell>
              <table:table-cell office:value-type="float" office:value="5454656">
                <text:p>5454656</text:p>
                <draw:g>
                  <svg:desc>VariantTotals.C5:VariantTotals.C40</svg:desc>
                </draw:g>
              </table:table-cell>
              <table:table-cell office:value-type="float" office:value="12.17">
                <text:p>12.17</text:p>
                <draw:g>
                  <svg:desc>VariantTotals.E5:VariantTotals.E40</svg:desc>
                </draw:g>
              </table:table-cell>
            </table:table-row>
            <table:table-row>
              <table:table-cell office:value-type="string">
                <text:p>Belaghzal et al.</text:p>
              </table:table-cell>
              <table:table-cell office:value-type="float" office:value="5469121">
                <text:p>5469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ang et al.</text:p>
              </table:table-cell>
              <table:table-cell office:value-type="float" office:value="5458908">
                <text:p>545890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Ray et al.</text:p>
              </table:table-cell>
              <table:table-cell office:value-type="float" office:value="5406862">
                <text:p>5406862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Moquin et al.</text:p>
              </table:table-cell>
              <table:table-cell office:value-type="float" office:value="5428808">
                <text:p>542880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Rao et al.</text:p>
              </table:table-cell>
              <table:table-cell office:value-type="float" office:value="5175978">
                <text:p>517597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Zhou et al.</text:p>
              </table:table-cell>
              <table:table-cell office:value-type="float" office:value="5330035">
                <text:p>533003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Dixon et al.</text:p>
              </table:table-cell>
              <table:table-cell office:value-type="float" office:value="5169302">
                <text:p>516930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Banaszak et al., Belaghzal et al.</text:p>
              </table:table-cell>
              <table:table-cell office:value-type="float" office:value="5427111">
                <text:p>5427111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Banaszak et al., Wang et al.</text:p>
              </table:table-cell>
              <table:table-cell office:value-type="float" office:value="5416846">
                <text:p>5416846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Banaszak et al., Ray et al.</text:p>
              </table:table-cell>
              <table:table-cell office:value-type="float" office:value="5364905">
                <text:p>5364905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Banaszak et al., Moquin et al.</text:p>
              </table:table-cell>
              <table:table-cell office:value-type="float" office:value="5386638">
                <text:p>5386638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Banaszak et al., Dixon et al.</text:p>
              </table:table-cell>
              <table:table-cell office:value-type="float" office:value="5121372">
                <text:p>5121372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Banaszak et al., Rao et al.</text:p>
              </table:table-cell>
              <table:table-cell office:value-type="float" office:value="5132705">
                <text:p>5132705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Banaszak et al., Zhou et al.</text:p>
              </table:table-cell>
              <table:table-cell office:value-type="float" office:value="5285240">
                <text:p>5285240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Belaghzal et al., Ray et al.</text:p>
              </table:table-cell>
              <table:table-cell office:value-type="float" office:value="5379232">
                <text:p>537923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Belaghzal et al., Wang et al.</text:p>
              </table:table-cell>
              <table:table-cell office:value-type="float" office:value="5431270">
                <text:p>543127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Ray et al., Wang et al.</text:p>
              </table:table-cell>
              <table:table-cell office:value-type="float" office:value="5368197">
                <text:p>5368197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Belaghzal et al., Moquin et al.</text:p>
              </table:table-cell>
              <table:table-cell office:value-type="float" office:value="5400717">
                <text:p>5400717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Belaghzal et al., Rao et al.</text:p>
              </table:table-cell>
              <table:table-cell office:value-type="float" office:value="5146155">
                <text:p>514615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Belaghzal et al., Dixon et al.</text:p>
              </table:table-cell>
              <table:table-cell office:value-type="float" office:value="5139650">
                <text:p>51396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Belaghzal et al., Zhou et al.</text:p>
              </table:table-cell>
              <table:table-cell office:value-type="float" office:value="5301223">
                <text:p>5301223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Moquin et al., Wang et al.</text:p>
              </table:table-cell>
              <table:table-cell office:value-type="float" office:value="5389432">
                <text:p>538943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Moquin et al., Ray et al.</text:p>
              </table:table-cell>
              <table:table-cell office:value-type="float" office:value="5337137">
                <text:p>533713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Wang et al., Zhou et al.</text:p>
              </table:table-cell>
              <table:table-cell office:value-type="float" office:value="5288274">
                <text:p>528827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Rao et al., Wang et al.</text:p>
              </table:table-cell>
              <table:table-cell office:value-type="float" office:value="5137218">
                <text:p>513721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Dixon et al., Wang et al.</text:p>
              </table:table-cell>
              <table:table-cell office:value-type="float" office:value="5130166">
                <text:p>513016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Rao et al., Ray et al.</text:p>
              </table:table-cell>
              <table:table-cell office:value-type="float" office:value="5082486">
                <text:p>508248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Dixon et al., Ray et al.</text:p>
              </table:table-cell>
              <table:table-cell office:value-type="float" office:value="5078153">
                <text:p>507815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Ray et al., Zhou et al.</text:p>
              </table:table-cell>
              <table:table-cell office:value-type="float" office:value="5239329">
                <text:p>523932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Moquin et al., Rao et al.</text:p>
              </table:table-cell>
              <table:table-cell office:value-type="float" office:value="5100875">
                <text:p>510087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Moquin et al., Zhou et al.</text:p>
              </table:table-cell>
              <table:table-cell office:value-type="float" office:value="5258789">
                <text:p>525878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Dixon et al., Moquin et al.</text:p>
              </table:table-cell>
              <table:table-cell office:value-type="float" office:value="5097863">
                <text:p>509786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Dixon et al., Rao et al.</text:p>
              </table:table-cell>
              <table:table-cell office:value-type="float" office:value="4752066">
                <text:p>475206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Rao et al., Zhou et al.</text:p>
              </table:table-cell>
              <table:table-cell office:value-type="float" office:value="4978789">
                <text:p>497878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Dixon et al., Zhou et al.</text:p>
              </table:table-cell>
              <table:table-cell office:value-type="float" office:value="4700722">
                <text:p>4700722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